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0138in" fo:margin-bottom="0in" style:contextual-spacing="false" fo:line-height="115%" fo:text-align="center" style:justify-single-word="false" fo:text-indent="0in" style:auto-text-indent="false" style:border-line-width-bottom="0.0209in 0.0209in 0.0209in" fo:padding-left="0in" fo:padding-right="0in" fo:padding-top="0in" fo:padding-bottom="0.0193in" fo:border-left="none" fo:border-right="none" fo:border-top="none" fo:border-bottom="4.51pt double #000000"/>
    </style:style>
    <style:style style:name="P2" style:family="paragraph" style:parent-style-name="Text_20_body">
      <style:text-properties officeooo:paragraph-rsid="00274f19"/>
    </style:style>
    <style:style style:name="P3" style:family="paragraph" style:parent-style-name="Text_20_body">
      <style:text-properties officeooo:paragraph-rsid="006441bb"/>
    </style:style>
    <style:style style:name="P4" style:family="paragraph" style:parent-style-name="Text_20_body">
      <style:text-properties officeooo:paragraph-rsid="002d50ef"/>
    </style:style>
    <style:style style:name="P5" style:family="paragraph" style:parent-style-name="Contents_20_1">
      <style:paragraph-properties>
        <style:tab-stops>
          <style:tab-stop style:position="7.0862in" style:type="right" style:leader-style="dotted" style:leader-text="."/>
        </style:tab-stops>
      </style:paragraph-properties>
    </style:style>
    <style:style style:name="P6" style:family="paragraph" style:parent-style-name="Contents_20_2">
      <style:paragraph-properties>
        <style:tab-stops>
          <style:tab-stop style:position="6.8898in" style:type="right" style:leader-style="dotted" style:leader-text="."/>
        </style:tab-stops>
      </style:paragraph-properties>
    </style:style>
    <style:style style:name="P7" style:family="paragraph" style:parent-style-name="Text_20_body">
      <style:text-properties officeooo:paragraph-rsid="004a17e9"/>
    </style:style>
    <style:style style:name="P8" style:family="paragraph" style:parent-style-name="Heading_20_1">
      <style:text-properties officeooo:paragraph-rsid="0025f556"/>
    </style:style>
    <style:style style:name="P9" style:family="paragraph" style:parent-style-name="Text_20_body">
      <style:text-properties officeooo:paragraph-rsid="0068994c"/>
    </style:style>
    <style:style style:name="P10" style:family="paragraph" style:parent-style-name="Heading_20_1">
      <style:text-properties officeooo:paragraph-rsid="004fd9f7"/>
    </style:style>
    <style:style style:name="P11" style:family="paragraph" style:parent-style-name="Text_20_body">
      <style:paragraph-properties fo:margin-left="0in" fo:margin-right="0in" fo:orphans="2" fo:widows="2" fo:text-indent="0in" style:auto-text-indent="false"/>
      <style:text-properties fo:font-variant="normal" fo:text-transform="none" style:font-name="Liberation Serif" fo:font-size="12pt" fo:letter-spacing="normal" fo:font-style="normal" fo:font-weight="normal" officeooo:paragraph-rsid="004a17e9" style:font-size-asian="12pt" style:font-size-complex="12pt"/>
    </style:style>
    <style:style style:name="P12"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style:font-name="Liberation Serif" fo:font-size="12pt" fo:letter-spacing="normal" fo:font-style="normal" fo:font-weight="normal" officeooo:paragraph-rsid="004a17e9" style:font-size-asian="12pt" style:font-size-complex="12pt"/>
    </style:style>
    <style:style style:name="P13"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4a17e9"/>
    </style:style>
    <style:style style:name="P14" style:family="paragraph" style:parent-style-name="Text_20_body">
      <style:text-properties officeooo:paragraph-rsid="001ee0e9"/>
    </style:style>
    <style:style style:name="P15" style:family="paragraph" style:parent-style-name="Heading_20_1">
      <style:text-properties officeooo:paragraph-rsid="00262202"/>
    </style:style>
    <style:style style:name="P16" style:family="paragraph" style:parent-style-name="Text_20_body">
      <style:text-properties officeooo:paragraph-rsid="0052e630"/>
    </style:style>
    <style:style style:name="P17" style:family="paragraph" style:parent-style-name="Heading_20_2">
      <style:text-properties officeooo:paragraph-rsid="002bd2ee"/>
    </style:style>
    <style:style style:name="P18" style:family="paragraph" style:parent-style-name="Text_20_body" style:master-page-name="HTML">
      <style:paragraph-properties fo:margin-left="0in" fo:margin-right="0in" fo:margin-top="0.0138in" fo:margin-bottom="0in" style:contextual-spacing="false" fo:line-height="115%" fo:text-align="center" style:justify-single-word="false" fo:text-indent="0in" style:auto-text-indent="false" style:page-number="auto" style:border-line-width-bottom="0.0209in 0.0209in 0.0209in" fo:padding-left="0in" fo:padding-right="0in" fo:padding-top="0in" fo:padding-bottom="0.0193in" fo:border-left="none" fo:border-right="none" fo:border-top="none" fo:border-bottom="4.51pt double #000000"/>
    </style:style>
    <style:style style:name="P19" style:family="paragraph" style:parent-style-name="Text_20_body" style:list-style-name="L1"/>
    <style:style style:name="P20" style:family="paragraph" style:parent-style-name="Text_20_body" style:list-style-name="L2">
      <style:paragraph-properties fo:orphans="2" fo:widows="2"/>
      <style:text-properties fo:font-variant="normal" fo:text-transform="none" style:font-name="Liberation Serif" fo:font-size="12pt" fo:letter-spacing="normal" fo:font-style="normal" fo:font-weight="normal" officeooo:paragraph-rsid="00308a26" style:font-size-asian="12pt" style:font-size-complex="12pt"/>
    </style:style>
    <style:style style:name="P21" style:family="paragraph" style:parent-style-name="Text_20_body" style:list-style-name="L3">
      <style:paragraph-properties fo:margin-top="0in" fo:margin-bottom="0.1043in" style:contextual-spacing="false" fo:orphans="2" fo:widows="2"/>
      <style:text-properties fo:font-variant="normal" fo:text-transform="none" style:font-name="Liberation Serif" fo:font-size="12pt" fo:letter-spacing="normal" fo:font-style="normal" fo:font-weight="normal" officeooo:paragraph-rsid="002fbbdf" style:font-size-asian="12pt" style:font-size-complex="12pt"/>
    </style:style>
    <style:style style:name="P22" style:family="paragraph" style:parent-style-name="Text_20_body" style:list-style-name="L3">
      <style:paragraph-properties fo:margin-top="0in" fo:margin-bottom="0.1043in" style:contextual-spacing="false" fo:orphans="2" fo:widows="2"/>
      <style:text-properties fo:font-variant="normal" fo:text-transform="none" style:font-name="Liberation Serif" fo:font-size="12pt" fo:letter-spacing="normal" fo:font-style="normal" fo:font-weight="normal" officeooo:paragraph-rsid="002fbbdf" style:font-size-asian="12pt" style:font-weight-asian="normal" style:font-size-complex="12pt" style:font-weight-complex="normal"/>
    </style:style>
    <style:style style:name="P23" style:family="paragraph" style:parent-style-name="Text_20_body" style:list-style-name="L4"/>
    <style:style style:name="P24" style:family="paragraph" style:parent-style-name="Text_20_body" style:list-style-name="L4">
      <style:paragraph-properties fo:margin-top="0in" fo:margin-bottom="0in" style:contextual-spacing="false"/>
    </style:style>
    <style:style style:name="P25" style:family="paragraph" style:parent-style-name="Text_20_body" style:list-style-name="L5"/>
    <style:style style:name="P26" style:family="paragraph" style:parent-style-name="Text_20_body" style:list-style-name="L5">
      <style:paragraph-properties fo:margin-top="0in" fo:margin-bottom="0in" style:contextual-spacing="false"/>
    </style:style>
    <style:style style:name="P27" style:family="paragraph" style:parent-style-name="Text_20_body" style:list-style-name="L5">
      <style:paragraph-properties fo:margin-top="0in" fo:margin-bottom="0in" style:contextual-spacing="false"/>
      <style:text-properties officeooo:paragraph-rsid="004a17e9"/>
    </style:style>
    <style:style style:name="T1" style:family="text">
      <style:text-properties fo:font-size="22pt"/>
    </style:style>
    <style:style style:name="T2" style:family="text">
      <style:text-properties fo:font-size="22pt" officeooo:rsid="00269fee"/>
    </style:style>
    <style:style style:name="T3" style:family="text">
      <style:text-properties officeooo:rsid="0050718e"/>
    </style:style>
    <style:style style:name="T4" style:family="text">
      <style:text-properties fo:font-weight="bold" style:font-weight-asian="bold" style:font-weight-complex="bold"/>
    </style:style>
    <style:style style:name="T5" style:family="text">
      <style:text-properties fo:font-weight="bold" officeooo:rsid="004a17e9" style:font-weight-asian="bold" style:font-weight-complex="bold"/>
    </style:style>
    <style:style style:name="T6" style:family="text">
      <style:text-properties fo:font-weight="bold" officeooo:rsid="002ddd3c" style:font-weight-asian="bold" style:font-weight-complex="bold"/>
    </style:style>
    <style:style style:name="T7" style:family="text">
      <style:text-properties fo:font-weight="bold" officeooo:rsid="005aef40" fo:background-color="#ffffff" loext:char-shading-value="0" style:font-weight-asian="bold" style:font-weight-complex="bold"/>
    </style:style>
    <style:style style:name="T8" style:family="text">
      <style:text-properties officeooo:rsid="005dfcde"/>
    </style:style>
    <style:style style:name="T9" style:family="text">
      <style:text-properties officeooo:rsid="0036451b"/>
    </style:style>
    <style:style style:name="T10"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style:font-name="Liberation Serif" fo:font-size="12pt" fo:letter-spacing="normal" fo:font-style="normal" fo:font-weight="bold" officeooo:rsid="002ddd3c" style:font-size-asian="12pt" style:font-weight-asian="bold" style:font-size-complex="12pt" style:font-weight-complex="bold"/>
    </style:style>
    <style:style style:name="T12" style:family="text">
      <style:text-properties fo:font-variant="normal" fo:text-transform="none" style:font-name="Liberation Serif" fo:font-size="12pt" fo:letter-spacing="normal" fo:font-style="normal" fo:font-weight="bold" officeooo:rsid="004a17e9" style:font-size-asian="12pt" style:font-weight-asian="bold" style:font-size-complex="12pt" style:font-weight-complex="bold"/>
    </style:style>
    <style:style style:name="T13" style:family="text">
      <style:text-properties fo:font-variant="normal" fo:text-transform="none" style:font-name="Liberation Serif" fo:font-size="12pt" fo:letter-spacing="normal" fo:font-style="normal" fo:font-weight="normal" style:font-size-asian="12pt" style:font-size-complex="12pt"/>
    </style:style>
    <style:style style:name="T14"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Strong_20_Emphasis"><text:span text:style-name="T1"/></text:span></text:p>
      <text:p text:style-name="P1"><text:span text:style-name="Strong_20_Emphasis"><text:span text:style-name="T1">END-USER LICENSE AGREEMEN</text:span></text:span><text:span text:style-name="Strong_20_Emphasis"><text:span text:style-name="T2">T</text:span></text:span></text:p>
      <text:p text:style-name="P1"><text:span text:style-name="Strong_20_Emphasis"/></text:p>
      <text:p text:style-name="P1"><text:span text:style-name="Strong_20_Emphasis"/></text:p>
      <text:p text:style-name="Text_20_body"><text:span text:style-name="Strong_20_Emphasis">Last updated: 202</text:span><text:span text:style-name="Strong_20_Emphasis"><text:span text:style-name="T3">5</text:span></text:span></text:p>
      <text:p text:style-name="Text_20_body"><text:span text:style-name="Strong_20_Emphasis"/></text:p>
      <text:p text:style-name="P2">This End-User License Agreement (referred to as the "EULA") is a legally binding agreement between you, the Licensee, an individual customer or entity, and the <text:span text:style-name="T4">Panda </text:span><text:span text:style-name="T5">2JZ </text:span><text:span text:style-name="T4">Project</text:span>, the author, and the author of <text:span text:style-name="T7">TTS StoryTeller</text:span>, the Software, which may include associated media, printed materials, and online or electronic documentation. This Agreement is a legally binding contract that includes terms that limit your legal rights and Licensors' liability to you, and shall govern all access to and use of the Software. By using the Software, you acknowledge that you have read, understood, and agreed to be bound by this EULA.</text:p>
      <text:p text:style-name="P3">By installing, copying, or otherwise using the Licensed Product (<text:span text:style-name="T7">TTS StoryTeller</text:span>), the Licensee agrees to be bound by the terms and conditions outlined in this EULA. However, <text:span text:style-name="T4">if the Licensee does not agree to the terms and conditions outlined in this EULA, the said Licensee may not download, install, or use Software.</text:span></text:p>
      <text:p text:style-name="P4"/>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Contents_20_Heading">Summary</text:p>
          </text:index-title>
          <text:p text:style-name="P5"><text:a xlink:type="simple" xlink:href="#__RefHeading___Toc113_3220372555" text:style-name="Index_20_Link" text:visited-style-name="Index_20_Link">Definitions<text:tab/>2</text:a></text:p>
          <text:p text:style-name="P5"><text:a xlink:type="simple" xlink:href="#__RefHeading___Toc115_3220372555" text:style-name="Index_20_Link" text:visited-style-name="Index_20_Link">Grant of License<text:tab/>2</text:a></text:p>
          <text:p text:style-name="P5"><text:a xlink:type="simple" xlink:href="#__RefHeading___Toc117_3220372555" text:style-name="Index_20_Link" text:visited-style-name="Index_20_Link">Intellectual Property<text:tab/>2</text:a></text:p>
          <text:p text:style-name="P5"><text:a xlink:type="simple" xlink:href="#__RefHeading___Toc937_3957851621" text:style-name="Index_20_Link" text:visited-style-name="Index_20_Link">Third-Party and Open-Source Licensing<text:tab/>2</text:a></text:p>
          <text:p text:style-name="P5"><text:a xlink:type="simple" xlink:href="#__RefHeading___Toc939_3957851621" text:style-name="Index_20_Link" text:visited-style-name="Index_20_Link">Disclaimers and Limitations on Liability<text:tab/>3</text:a></text:p>
          <text:p text:style-name="P5"><text:a xlink:type="simple" xlink:href="#__RefHeading___Toc119_3220372555" text:style-name="Index_20_Link" text:visited-style-name="Index_20_Link">Description of Rights and Limitations<text:tab/>3</text:a></text:p>
          <text:p text:style-name="P6"><text:a xlink:type="simple" xlink:href="#__RefHeading___Toc121_3220372555" text:style-name="Index_20_Link" text:visited-style-name="Index_20_Link">Installation and Use<text:tab/>3</text:a></text:p>
          <text:p text:style-name="P6"><text:a xlink:type="simple" xlink:href="#__RefHeading___Toc123_3220372555" text:style-name="Index_20_Link" text:visited-style-name="Index_20_Link">Reproduction and Distribution<text:tab/>4</text:a></text:p>
          <text:p text:style-name="P6"><text:a xlink:type="simple" xlink:href="#__RefHeading___Toc125_3220372555" text:style-name="Index_20_Link" text:visited-style-name="Index_20_Link">Licensee Limitation<text:tab/>4</text:a></text:p>
          <text:p text:style-name="P5"><text:a xlink:type="simple" xlink:href="#__RefHeading___Toc127_3220372555" text:style-name="Index_20_Link" text:visited-style-name="Index_20_Link">Update and Maintenance<text:tab/>4</text:a></text:p>
          <text:p text:style-name="P5"><text:a xlink:type="simple" xlink:href="#__RefHeading___Toc129_3220372555" text:style-name="Index_20_Link" text:visited-style-name="Index_20_Link">Support<text:tab/>4</text:a></text:p>
          <text:p text:style-name="P5"><text:a xlink:type="simple" xlink:href="#__RefHeading___Toc131_3220372555" text:style-name="Index_20_Link" text:visited-style-name="Index_20_Link">General Provisions<text:tab/>4</text:a></text:p>
          <text:p text:style-name="P6"><text:a xlink:type="simple" xlink:href="#__RefHeading___Toc133_3220372555" text:style-name="Index_20_Link" text:visited-style-name="Index_20_Link">Termination<text:tab/>4</text:a></text:p>
          <text:p text:style-name="P6"><text:a xlink:type="simple" xlink:href="#__RefHeading___Toc135_3220372555" text:style-name="Index_20_Link" text:visited-style-name="Index_20_Link">Notice<text:tab/>5</text:a></text:p>
          <text:p text:style-name="P6"><text:a xlink:type="simple" xlink:href="#__RefHeading___Toc1059_3957851621" text:style-name="Index_20_Link" text:visited-style-name="Index_20_Link">Additional Usage Restrictions<text:tab/>5</text:a></text:p>
          <text:p text:style-name="P6"><text:a xlink:type="simple" xlink:href="#__RefHeading___Toc137_3220372555" text:style-name="Index_20_Link" text:visited-style-name="Index_20_Link">Integration<text:tab/>5</text:a></text:p>
          <text:p text:style-name="P6"><text:a xlink:type="simple" xlink:href="#__RefHeading___Toc139_3220372555" text:style-name="Index_20_Link" text:visited-style-name="Index_20_Link">Severability<text:tab/>5</text:a></text:p>
          <text:p text:style-name="P6"><text:a xlink:type="simple" xlink:href="#__RefHeading___Toc141_3220372555" text:style-name="Index_20_Link" text:visited-style-name="Index_20_Link">Warranty and Disclaimer<text:tab/>5</text:a></text:p>
          <text:p text:style-name="P6"><text:a xlink:type="simple" xlink:href="#__RefHeading___Toc143_3220372555" text:style-name="Index_20_Link" text:visited-style-name="Index_20_Link">Limited Liability<text:tab/>5</text:a></text:p>
          <text:p text:style-name="P6"><text:a xlink:type="simple" xlink:href="#__RefHeading___Toc1061_3957851621" text:style-name="Index_20_Link" text:visited-style-name="Index_20_Link">Intellectual Property Warranty<text:tab/>6</text:a></text:p>
          <text:p text:style-name="P6"><text:a xlink:type="simple" xlink:href="#__RefHeading___Toc145_3220372555" text:style-name="Index_20_Link" text:visited-style-name="Index_20_Link">Indemnification<text:tab/>6</text:a></text:p>
          <text:p text:style-name="P6"><text:a xlink:type="simple" xlink:href="#__RefHeading___Toc147_3220372555" text:style-name="Index_20_Link" text:visited-style-name="Index_20_Link">Entire Agreement<text:tab/>6</text:a></text:p>
          <text:p text:style-name="P6"><text:a xlink:type="simple" xlink:href="#__RefHeading___Toc149_3220372555" text:style-name="Index_20_Link" text:visited-style-name="Index_20_Link">Governing Law and Jurisdiction<text:tab/>6</text:a></text:p>
        </text:index-body>
      </text:table-of-content>
      <text:h text:style-name="Heading_20_1" text:outline-level="1"/>
      <text:p text:style-name="Text_20_body"/>
      <text:p text:style-name="Text_20_body"><text:soft-page-break/></text:p>
      <text:h text:style-name="Heading_20_1" text:outline-level="1"><text:bookmark-start text:name="__RefHeading___Toc113_3220372555"/>Definitions<text:bookmark-end text:name="__RefHeading___Toc113_3220372555"/></text:h>
      <text:p text:style-name="Text_20_body">"EULA" shall refer to this End-User-License-Agreement, including any amendment to this Agreement.</text:p>
      <text:p text:style-name="Text_20_body">"Licensee" shall refer to the individual or entity that downloads and uses the Software.</text:p>
      <text:p text:style-name="P7">"Licensor" shall refer to the author, <text:span text:style-name="T4">Panda </text:span><text:span text:style-name="T5">2JZ </text:span><text:span text:style-name="T4">Project</text:span>, located at Brazil.</text:p>
      <text:p text:style-name="P3">"Software/Licensed product" shall mean <text:span text:style-name="T7">TTS StoryTeller</text:span>, the Licensed Product provided pursuant to this EULA.</text:p>
      <text:h text:style-name="Heading_20_1" text:outline-level="1"><text:bookmark-start text:name="__RefHeading___Toc115_3220372555"/>Grant of License<text:bookmark-end text:name="__RefHeading___Toc115_3220372555"/></text:h>
      <text:p text:style-name="P7">Subject to the terms of this EULA, the <text:span text:style-name="T4">Panda </text:span><text:span text:style-name="T5">2JZ </text:span><text:span text:style-name="T4">Project</text:span> hereby grants to the Licensee, a royalty-free, revocable, limited, non-exclusive license during the term of this EULA to possess and to use a copy of the Software. The Software is being distributed by <text:span text:style-name="T4">Panda </text:span><text:span text:style-name="T5">2JZ </text:span><text:span text:style-name="T4">Project.</text:span> Licensee is not allowed to make a charge for distributing the Software, either for profit or merely to recover media and distribution costs.</text:p>
      <text:h text:style-name="P8" text:outline-level="1"><text:bookmark-start text:name="__RefHeading___Toc117_3220372555"/>Intellectual Property<text:bookmark-end text:name="__RefHeading___Toc117_3220372555"/></text:h>
      <text:p text:style-name="Text_20_body">You hereby unconditionally agree that all right, title and interest in the copyrights and other intellectual property rights in the Licensed Product reside with the Licensor. The trademarks, <text:span text:style-name="T8">codes,</text:span> logos, designs, and service marks appearing on the Licensed Product are registered and unregistered marks of the Licensor. Accordingly, nothing in this EULA or the Licensed Product grants you any right to use any form of intellectual property contained in the Licensed Product.</text:p>
      <text:p text:style-name="Text_20_body">Therefore, all rights, titles, interests, and copyrights in and/or to the Software, including but not limited to all images, graphics, animations, audio, video, music, text, data, code, algorithm, and information, are owned by the Licensor. Accordingly, the Software is protected by all applicable copyright laws and international treaties, and the Licensee is expected to use the Software concerning all intellectual property contained therein, except as otherwise provided for in this EULA.</text:p>
      <text:h text:style-name="Heading_20_1" text:outline-level="1"><text:bookmark-start text:name="__RefHeading___Toc937_3957851621"/><text:span text:style-name="Strong_20_Emphasis">Third-Party and Open-Source Licensing</text:span><text:bookmark-end text:name="__RefHeading___Toc937_3957851621"/></text:h>
      <text:p text:style-name="Text_20_body">This software may include or utilize components licensed under open-source terms. In particular, this software makes use of <text:span text:style-name="Strong_20_Emphasis">Kokoro</text:span> (<text:a xlink:type="simple" xlink:href="https://github.com/hexgrad/kokoro" office:target-frame-name="_new" xlink:show="replace" text:style-name="Internet_20_link" text:visited-style-name="Visited_20_Internet_20_Link">https://github.com/hexgrad/kokoro</text:a>), which is licensed under the Apache License 2.0 (January 2004), and <text:span text:style-name="Strong_20_Emphasis">Whisper</text:span> by OpenAI (<text:a xlink:type="simple" xlink:href="https://github.com/openai/whisper" office:target-frame-name="_new" xlink:show="replace" text:style-name="Internet_20_link" text:visited-style-name="Visited_20_Internet_20_Link">https://github.com/openai/whisper</text:a>), which is licensed under the MIT License.</text:p>
      <text:list text:style-name="L1">
        <text:list-item>
          <text:p text:style-name="P19"><text:span text:style-name="Strong_20_Emphasis">Apache License 2.0</text:span> (Kokoro): Grants a perpetual, worldwide, non-exclusive, royalty-free license to use, modify, and distribute the software under certain conditions.</text:p>
        </text:list-item>
        <text:list-item>
          <text:p text:style-name="P19"><text:span text:style-name="Strong_20_Emphasis">MIT License</text:span> (Whisper): Grants permission to use, modify, and distribute the software, including for commercial purposes, provided that the copyright notices and the license itself are preserved.</text:p>
        </text:list-item>
      </text:list>
      <text:p text:style-name="P9">A copy of the Apache License 2.0 and MIT License are included in this software package. The full license texts can be accessed at:<text:line-break/>◦ <text:a xlink:type="simple" xlink:href="http://www.apache.org/licenses/LICENSE-2.0" text:style-name="Internet_20_link" text:visited-style-name="Visited_20_Internet_20_Link">http://www.apache.org/licenses/LICENSE-2.0</text:a> <text:line-break/>◦ <text:a xlink:type="simple" xlink:href="https://github.com/openai/whisper/blob/main/LICENSE" text:style-name="Internet_20_link" text:visited-style-name="Visited_20_Internet_20_Link">https://github.com/openai/whisper/blob/main/LICENSE</text:a></text:p>
      <text:p text:style-name="Text_20_body"><text:soft-page-break/>The use of <text:span text:style-name="Strong_20_Emphasis">Kokoro</text:span> and <text:span text:style-name="Strong_20_Emphasis">Whisper</text:span> within this software does not imply any affiliation, endorsement, or official support from the respective projects or their developers.</text:p>
      <text:p text:style-name="Text_20_body">By using this software, you agree to comply with the terms of the Apache License 2.0 and the MIT License where applicable.</text:p>
      <text:h text:style-name="P10" text:outline-level="1"><text:bookmark-start text:name="__RefHeading___Toc939_3957851621"/>Disclaimers and Limitations on Liability<text:bookmark-end text:name="__RefHeading___Toc939_3957851621"/></text:h>
      <text:p text:style-name="P11">THE SOFTWARE IS PROVIDED ON AN "AS IS" BASIS, AND NO WARRANTY, EITHER EXPRESS OR IMPLIED, IS GIVEN.<text:span text:style-name="T4"> YOUR USE OF THE SOFTWARE IS AT YOUR SOLE RISK. </text:span><text:s/><text:span text:style-name="T6">Panda </text:span><text:span text:style-name="T5">2JZ </text:span><text:span text:style-name="T6">Project</text:span> does not warrant that:</text:p>
      <text:list text:style-name="L2">
        <text:list-item>
          <text:p text:style-name="P20">(i) the Software will meet your specific requirements;</text:p>
        </text:list-item>
        <text:list-item>
          <text:p text:style-name="P20">(ii) the Software is fully compatible with any particular platform;</text:p>
        </text:list-item>
        <text:list-item>
          <text:p text:style-name="P20">(iii) your use of the Software will be uninterrupted, timely, secure, or error-free;</text:p>
        </text:list-item>
        <text:list-item>
          <text:p text:style-name="P20">(iv) the results that may be obtained from the use of the Software will be accurate or reliable;</text:p>
        </text:list-item>
        <text:list-item>
          <text:p text:style-name="P20">(v) the quality of any products, services, information, or other material purchased or obtained by you through the Software will meet your expectations; or</text:p>
        </text:list-item>
        <text:list-item>
          <text:p text:style-name="P20">(vi) any errors in the Software will be corrected.</text:p>
        </text:list-item>
      </text:list>
      <text:p text:style-name="P12"/>
      <text:p text:style-name="P12">YOU EXPRESSLY UNDERSTAND AND AGREE THAT <text:span text:style-name="T6">Panda </text:span><text:span text:style-name="T5">2JZ </text:span><text:span text:style-name="T6">Project</text:span><text:span text:style-name="T4"> </text:span>SHALL NOT BE LIABLE FOR ANY DIRECT, INDIRECT, INCIDENTAL, SPECIAL, CONSEQUENTIAL OR EXEMPLARY DAMAGES, INCLUDING BUT NOT LIMITED TO, DAMAGES FOR LOSS OF PROFITS, GOODWILL, USE, DATA OR OTHER INTANGIBLE LOSSES (EVEN IF <text:span text:style-name="T6">Panda </text:span><text:span text:style-name="T5">2JZ </text:span><text:span text:style-name="T6">Project</text:span><text:span text:style-name="T4"> </text:span><text:s/>HAS BEEN ADVISED OF THE POSSIBILITY OF SUCH DAMAGES) RELATED TO THE SOFTWARE, including, for example: </text:p>
      <text:list text:style-name="L3">
        <text:list-item>
          <text:p text:style-name="P21">(i) the use or the inability to use the Software;</text:p>
        </text:list-item>
        <text:list-item>
          <text:p text:style-name="P21">(ii) the cost of procurement of substitute goods and services resulting from any goods, data, information or services purchased or obtained or messages received or transactions entered into through or from the Software;</text:p>
        </text:list-item>
        <text:list-item>
          <text:p text:style-name="P21">(iii) unauthorized access to or alteration of your transmissions or data;</text:p>
        </text:list-item>
        <text:list-item>
          <text:p text:style-name="P21">(iv) statements or conduct of any third-party on the Software;</text:p>
        </text:list-item>
        <text:list-item>
          <text:p text:style-name="P22">(v) any financial losses or investment decisions made based on the use of the Software; or</text:p>
        </text:list-item>
        <text:list-item>
          <text:p text:style-name="P21">(v<text:span text:style-name="T9">i</text:span>) or any other matter relating to the Software.</text:p>
          <text:p text:style-name="P21"/>
        </text:list-item>
      </text:list>
      <text:p text:style-name="P13"><text:span text:style-name="T11">Panda </text:span><text:span text:style-name="T12">2JZ </text:span><text:span text:style-name="T11">Project</text:span><text:span text:style-name="T10"> </text:span><text:span text:style-name="T13"><text:s/>reserves the right at any time and from time to time to modify or discontinue, temporarily or permanently, the Software (or any part thereof) with or without notice. </text:span><text:span text:style-name="T11">Panda </text:span><text:span text:style-name="T12">2JZ </text:span><text:span text:style-name="T11">Project</text:span><text:span text:style-name="T13"> shall not be liable to you or to any third-party for any modification, price change, suspension or discontinuance of the Software.</text:span></text:p>
      <text:p text:style-name="P13"><text:span text:style-name="T13"/></text:p>
      <text:h text:style-name="Heading_20_1" text:outline-level="1"><text:bookmark-start text:name="__RefHeading___Toc119_3220372555"/><text:soft-page-break/>Description of Rights and Limitations<text:bookmark-end text:name="__RefHeading___Toc119_3220372555"/></text:h>
      <text:h text:style-name="Heading_20_2" text:outline-level="2"><text:bookmark-start text:name="__RefHeading___Toc121_3220372555"/><text:span text:style-name="Strong_20_Emphasis">Installation and Use</text:span><text:bookmark-end text:name="__RefHeading___Toc121_3220372555"/></text:h>
      <text:p text:style-name="P14">The Licensee may install and use the Software on multiple computers owned by the Licensee and may create unlimited backup copies, provided that the Software is used exclusively by the Licensee. The Licensee is strictly prohibited from sharing, distributing, sublicensing, or allowing any third party to use the Software, whether for free or for commercial purposes.</text:p>
      <text:h text:style-name="Heading_20_2" text:outline-level="2"><text:bookmark-start text:name="__RefHeading___Toc123_3220372555"/><text:span text:style-name="Strong_20_Emphasis">Reproduction and Distribution</text:span><text:bookmark-end text:name="__RefHeading___Toc123_3220372555"/></text:h>
      <text:p text:style-name="P14">The Licensee is strictly prohibited from selling, reselling, renting, leasing, sublicensing, or otherwise commercially distributing the Software without the prior written consent of the Licensor. Additionally, the Licensee may not modify, adapt, translate, reverse engineer, decompile, disassemble, or create derivative works based on the Software, except to the extent expressly permitted by applicable law</text:p>
      <text:h text:style-name="Heading_20_2" text:outline-level="2"><text:bookmark-start text:name="__RefHeading___Toc125_3220372555"/><text:span text:style-name="Strong_20_Emphasis">Licensee Limitation</text:span><text:bookmark-end text:name="__RefHeading___Toc125_3220372555"/></text:h>
      <text:p text:style-name="P14">The Licensee may not:</text:p>
      <text:list text:style-name="L4">
        <text:list-item>
          <text:p text:style-name="P24">Use the Software for any purpose other than personal and non-commercial purposes; </text:p>
        </text:list-item>
        <text:list-item>
          <text:p text:style-name="P24">Use the Software for any illegal or unlawful purpose; </text:p>
        </text:list-item>
        <text:list-item>
          <text:p text:style-name="P24">Gather factual content or any other portion of the Software by any automated means, including but not limited to database scraping or screen scraping; or </text:p>
        </text:list-item>
        <text:list-item>
          <text:p text:style-name="P23">Reverse engineer, decompile, or disassemble the Software, except and only to the extent that such activity is expressly permitted by applicable law notwithstanding the limitation. </text:p>
        </text:list-item>
      </text:list>
      <text:h text:style-name="Heading_20_1" text:outline-level="1"><text:bookmark-start text:name="__RefHeading___Toc127_3220372555"/>Update and Maintenance<text:bookmark-end text:name="__RefHeading___Toc127_3220372555"/></text:h>
      <text:p text:style-name="P7">The <text:span text:style-name="T4">Panda 2JZ Project</text:span> is not obligated to provide updates or maintenance for this Software. Any updates, if provided, are at the sole discretion of the <text:span text:style-name="T4">Panda 2JZ Project</text:span></text:p>
      <text:h text:style-name="Heading_20_1" text:outline-level="1"><text:bookmark-start text:name="__RefHeading___Toc129_3220372555"/>Support<text:bookmark-end text:name="__RefHeading___Toc129_3220372555"/></text:h>
      <text:p text:style-name="P7"><text:span text:style-name="T4">Panda </text:span><text:span text:style-name="T5">2JZ </text:span><text:span text:style-name="T4">Project</text:span> has no obligation to Software support, or to continue providing or updating any of the Software.</text:p>
      <text:h text:style-name="P15" text:outline-level="1"><text:bookmark-start text:name="__RefHeading___Toc131_3220372555"/>General Provisions<text:bookmark-end text:name="__RefHeading___Toc131_3220372555"/></text:h>
      <text:h text:style-name="Heading_20_2" text:outline-level="2"><text:bookmark-start text:name="__RefHeading___Toc133_3220372555"/><text:span text:style-name="Strong_20_Emphasis">Termination</text:span><text:bookmark-end text:name="__RefHeading___Toc133_3220372555"/></text:h>
      <text:p text:style-name="Text_20_body">In the event of termination, all licenses provided under this EULA shall immediately terminate, and you agree to discontinue accessing or attempting to access this Licensed product.</text:p>
      <text:p text:style-name="Text_20_body">Accordingly, this EULA may be:</text:p>
      <text:list text:style-name="L5">
        <text:list-item>
          <text:p text:style-name="P26">Automatically terminated if the Licensee fails to comply with any of the terms and conditions under this EULA; </text:p>
        </text:list-item>
        <text:list-item>
          <text:p text:style-name="P27">Terminated by <text:span text:style-name="T4">Panda </text:span><text:span text:style-name="T5">2JZ </text:span><text:span text:style-name="T4">Project</text:span>; or </text:p>
        </text:list-item>
        <text:list-item>
          <text:p text:style-name="P25">Terminated by the Licensee. </text:p>
        </text:list-item>
      </text:list>
      <text:p text:style-name="P7"><text:soft-page-break/>Either <text:span text:style-name="T4">Panda </text:span><text:span text:style-name="T5">2JZ </text:span><text:span text:style-name="T4">Project</text:span> or the Licensee may terminate this EULA immediately upon written notice to the other party, including but not limited to electronic mail.</text:p>
      <text:p text:style-name="Text_20_body">Non-Transferability</text:p>
      <text:p text:style-name="P7">The Licensee has the option to permanently transfer all rights under this EULA, provided the recipient agrees to the terms of this EULA. Accordingly, this EULA is not assignable or transferable by the Licensee without the prior written consent of <text:span text:style-name="T4">Panda </text:span><text:span text:style-name="T5">2JZ </text:span><text:span text:style-name="T4">Project</text:span>; and any attempt to do so shall be void.</text:p>
      <text:h text:style-name="Heading_20_2" text:outline-level="2"><text:bookmark-start text:name="__RefHeading___Toc135_3220372555"/><text:span text:style-name="Strong_20_Emphasis">Notice</text:span><text:bookmark-end text:name="__RefHeading___Toc135_3220372555"/></text:h>
      <text:p text:style-name="Text_20_body">Any notice, report, approval or consent required under this EULA shall be in writing and deemed to have been duly given if delivered by recorded delivery to the respective addresses of the parties.</text:p>
      <text:h text:style-name="Heading_20_2" text:outline-level="2"><text:bookmark-start text:name="__RefHeading___Toc1059_3957851621"/><text:span text:style-name="Strong_20_Emphasis">Additional Usage Restrictions</text:span><text:bookmark-end text:name="__RefHeading___Toc1059_3957851621"/></text:h>
      <text:p text:style-name="P16"><text:span text:style-name="Emphasis">The Licensee is expressly prohibited from using the Software for:<text:line-break/></text:span></text:p>
      <text:p text:style-name="P16"><text:span text:style-name="Emphasis">(i) Any unlawful, fraudulent, or deceptive activities;<text:line-break/>(ii) Any activities that violate the rights of third parties, including but not limited to intellectual property, privacy, and security rights;<text:line-break/>(iii) Any military, defense, or surveillance applications;<text:line-break/>(iv) Any applications that compete directly or indirectly with the Licensor’s business without prior written consent;<text:line-break/>(v) Any purpose that violates applicable laws, regulations, or ethical standards.</text:span></text:p>
      <text:h text:style-name="Heading_20_2" text:outline-level="2"><text:bookmark-start text:name="__RefHeading___Toc137_3220372555"/><text:span text:style-name="Strong_20_Emphasis">Integration</text:span><text:bookmark-end text:name="__RefHeading___Toc137_3220372555"/></text:h>
      <text:p text:style-name="Text_20_body">Both parties hereby agree that this EULA is the entire and exclusive statement and legal acknowledgment of the mutual understanding of the parties and supersedes and cancels any previous written and oral agreement and/or communication relating to the subject matter of this EULA.</text:p>
      <text:h text:style-name="P17" text:outline-level="2"><text:bookmark-start text:name="__RefHeading___Toc139_3220372555"/><text:span text:style-name="Strong_20_Emphasis">Severability</text:span><text:bookmark-end text:name="__RefHeading___Toc139_3220372555"/></text:h>
      <text:p text:style-name="Text_20_body">No delay or failure to exercise, on the part of either party, any privilege, power or rights under this EULA shall operate as a waiver of any of the terms and provisions of this EULA. Accordingly, no single or partial exercise of any right under this Agreement shall preclude further exercise of any other right under this EULA. Suppose any of the outlined provisions of this EULA is deemed to be unenforceable or invalid in whole or in part by a court of competent jurisdiction. In that case, such provision shall be limited to the minimum extent necessary for this EULA to remain in full force and effect and enforceable. The remaining provisions of this Agreement shall not be rendered unenforceable or invalid. They shall continue to be enforceable and valid in isolation of the unenforceable and invalid provisions of this EULA.</text:p>
      <text:h text:style-name="Heading_20_2" text:outline-level="2"><text:bookmark-start text:name="__RefHeading___Toc141_3220372555"/><text:span text:style-name="Strong_20_Emphasis">Warranty and Disclaimer</text:span><text:bookmark-end text:name="__RefHeading___Toc141_3220372555"/></text:h>
      <text:p text:style-name="P3"><text:span text:style-name="T4">Panda </text:span><text:span text:style-name="T5">2JZ </text:span><text:span text:style-name="T4">Project</text:span>, and author of the Software, expressly disclaim any warranty for the <text:span text:style-name="T7">TTS StoryTeller</text:span>. The Licensed Product and all applicable documentation is provided as-is, without warranty of any kind, whether express or implied, including, without limitation, the implied warranties of merchantability, fitness for a particular purpose, or non-infringement. Accordingly, the Licensee accepts any risk arising out of the use or performance of the Software.</text:p>
      <text:h text:style-name="Heading_20_2" text:outline-level="2"><text:bookmark-start text:name="__RefHeading___Toc143_3220372555"/><text:soft-page-break/><text:span text:style-name="Strong_20_Emphasis">Limited Liability</text:span><text:bookmark-end text:name="__RefHeading___Toc143_3220372555"/></text:h>
      <text:p text:style-name="P7">The Licensee agrees that the <text:span text:style-name="T4">Panda </text:span><text:span text:style-name="T5">2JZ </text:span><text:span text:style-name="T4">Project</text:span> shall not be liable to Licensee, or any other related person or entity claiming any loss of profits, income, savings, or any other consequential, incidental, special, punitive, direct or indirect damage, whether arising in contract, tort, warranty, or otherwise. Even if <text:span text:style-name="T4">Panda </text:span><text:span text:style-name="T5">2JZ </text:span><text:span text:style-name="T4">Project</text:span> has been advised of the possibility of such damages. These limitations shall necessarily apply regardless of the primary purpose of any limited remedy. Under no circumstances shall <text:span text:style-name="T4">Panda </text:span><text:span text:style-name="T5">2JZ </text:span><text:span text:style-name="T4">Project</text:span> aggregate liability to the Licensee, or any other person or entity claiming through the Licensee, exceed the actual monetary amount paid by the Licensee to <text:span text:style-name="T4">Panda </text:span><text:span text:style-name="T5">2JZ </text:span><text:span text:style-name="T4">Project</text:span> for the Software.</text:p>
      <text:h text:style-name="Heading_20_2" text:outline-level="2"><text:bookmark-start text:name="__RefHeading___Toc1061_3957851621"/><text:span text:style-name="Strong_20_Emphasis">Intellectual Property Warranty</text:span><text:bookmark-end text:name="__RefHeading___Toc1061_3957851621"/></text:h>
      <text:p text:style-name="P7"><text:span text:style-name="Strong_20_Emphasis"><text:span text:style-name="T14">The Software, including but not limited to its source code, algorithms, design, user interface and all related documentation, is the exclusive property of the Licensor. The Software is protected by copyright laws, international treaties and applicable intellectual property regulations. Any unauthorized reproduction, modification, distribution or use of the Software may result in civil and criminal penalties. The Licensor reserves the right to enforce its intellectual property rights to the fullest extent of the law.</text:span></text:span></text:p>
      <text:h text:style-name="Heading_20_2" text:outline-level="2"><text:bookmark-start text:name="__RefHeading___Toc145_3220372555"/><text:span text:style-name="Strong_20_Emphasis">Indemnification</text:span><text:bookmark-end text:name="__RefHeading___Toc145_3220372555"/></text:h>
      <text:p text:style-name="P7">You hereby agree to indemnify and hold <text:span text:style-name="T4">Panda </text:span><text:span text:style-name="T5">2JZ </text:span><text:span text:style-name="T4">Project</text:span> harmless from and against all liabilities, damages, losses or expenses, including but not limited to reasonable attorney or other professional fees in any claim, demand, action or proceeding initiated by any third-party against <text:span text:style-name="T4">Panda </text:span><text:span text:style-name="T5">2JZ </text:span><text:span text:style-name="T4">Project</text:span>, arising from any of your acts, including without limitation, violating this EULA or any other agreement or any applicable law.</text:p>
      <text:h text:style-name="Heading_20_2" text:outline-level="2"><text:bookmark-start text:name="__RefHeading___Toc147_3220372555"/><text:span text:style-name="Strong_20_Emphasis">Entire Agreement</text:span><text:bookmark-end text:name="__RefHeading___Toc147_3220372555"/></text:h>
      <text:p text:style-name="P7">This Agreement rightly constitutes the entire understanding between the <text:span text:style-name="T4">Panda </text:span><text:span text:style-name="T5">2JZ </text:span><text:span text:style-name="T4">Project</text:span> and the Licensee and all parties involved. It supersedes all prior agreements of the parties, whether written or oral, express or implied, statement, condition, or a representation or warranty.</text:p>
      <text:h text:style-name="Heading_20_2" text:outline-level="2"><text:bookmark-start text:name="__RefHeading___Toc149_3220372555"/><text:span text:style-name="Strong_20_Emphasis">Governing Law and Jurisdiction</text:span><text:bookmark-end text:name="__RefHeading___Toc149_3220372555"/></text:h>
      <text:p text:style-name="Text_20_body">This EULA shall be deemed to be construed under the jurisdiction of the courts located in Brazil, without regard to conflicts of laws as regards the provisions thereof. Any legal action relating to this EULA shall be brought exclusively in the courts of Brazil, and all parties consent to the jurisdiction thereof. Furthermore, the prevailing party in any action to enforce this EULA shall be entitled to recover costs and expenses including, without limitation, legal fees. Accordingly, this EULA is made within the exclusive jurisdiction of the Brazil, and its jurisdiction shall supersede any other jurisdiction of either party's ele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rpo_20_do_20_texto.MsoNormal" style:display-name="Corpo do texto.MsoNormal" style:family="paragraph" style:parent-style-name="Text_20_body"/>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is-&gt;title</dc:title>
    <dc:date>2025-04-24T14:06:45.674725101</dc:date>
    <meta:editing-duration>PT2H14M52S</meta:editing-duration>
    <meta:editing-cycles>61</meta:editing-cycles>
    <meta:generator>LibreOffice/24.2.7.2$Linux_X86_64 LibreOffice_project/420$Build-2</meta:generator>
    <meta:print-date>2025-04-24T14:06:08.339684874</meta:print-date>
    <meta:printed-by>PDF files</meta:printed-by>
    <meta:document-statistic meta:table-count="0" meta:image-count="0" meta:object-count="0" meta:page-count="6" meta:paragraph-count="108" meta:word-count="2190" meta:character-count="14261" meta:non-whitespace-character-count="12187"/>
    <meta:user-defined meta:name="Originator">Microsoft Word 9</meta:user-defined>
    <meta:user-defined meta:name="ProgId">Word.Document</meta:user-defined>
  </office:meta>
</office:document-meta>
</file>